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6.8cm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6.8cm"/>
    </style:style>
    <style:style style:name="gr3" style:family="graphic" style:parent-style-name="standard">
      <style:graphic-properties draw:textarea-horizontal-align="justify" draw:textarea-vertical-align="middle" draw:auto-grow-height="false" fo:min-height="3.95cm" fo:min-width="6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dash" draw:stroke-dash="Fine_20_Dashed" svg:stroke-color="#000000" draw:auto-grow-height="false" fo:min-height="10.344cm" fo:min-width="24.794cm" fo:wrap-option="no-wrap"/>
    </style:style>
    <style:style style:name="P1" style:family="paragraph">
      <style:paragraph-properties fo:text-align="center"/>
      <style:text-properties style:text-underline-style="none" fo:font-weight="normal" style:font-weight-asian="normal" style:font-weight-complex="normal"/>
    </style:style>
    <style:style style:name="P2" style:family="paragraph">
      <style:paragraph-properties fo:text-align="center"/>
      <style:text-properties fo:font-size="12pt" style:text-underline-style="none" fo:font-weight="normal" style:font-size-asian="18pt" style:font-weight-asian="normal" style:font-size-complex="18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2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7.3cm" svg:height="2.7cm" svg:x="1.9cm" svg:y="1.8cm">
          <text:p text:style-name="P1"><text:span text:style-name="T1">[Input] Elemento a analiz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7.3cm" svg:height="2.7cm" svg:x="10.9cm" svg:y="1.8cm">
          <text:p text:style-name="P1"><text:span text:style-name="T1">Se le asigna un label inicial </text:span></text:p>
          <text:p text:style-name="P1"><text:span text:style-name="T1">“</text:span><text:span text:style-name="T1">Arandela”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7.3cm" svg:height="4cm" svg:x="20.1cm" svg:y="1.8cm">
          <text:p text:style-name="P1"><text:span text:style-name="T1">Se determina la distancia euclidiana</text:span></text:p>
          <text:p text:style-name="P1"><text:span text:style-name="T1">entre la pieza con la característica e</text:span></text:p>
          <text:p text:style-name="P1"><text:span text:style-name="T1">información de una arandela (debido </text:span></text:p>
          <text:p text:style-name="P1"><text:span text:style-name="T1">que se la asignamos como label </text:span></text:p>
          <text:p text:style-name="P1"><text:span text:style-name="T1">inicial) y se evaluá con </text:span></text:p>
          <text:p text:style-name="P1"><text:span text:style-name="T1">datos[0].caracteristica. </text:span></text:p>
          <text:p text:style-name="P1"><text:span text:style-name="T1"/></text:p>
          <text:p text:style-name="P1"><text:span text:style-name="T1">[Output] valor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7.3cm" svg:height="2.7cm" svg:x="20.1cm" svg:y="9cm">
          <text:p text:style-name="P1"><text:span text:style-name="T1">Después de realizar la iteración, se </text:span></text:p>
          <text:p text:style-name="P1"><text:span text:style-name="T1">determina y actualiza sum.</text:span></text:p>
          <text:p text:style-name="P1"><text:span text:style-name="T1"/></text:p>
          <text:p text:style-name="P1"><text:span text:style-name="T1">[Output] valor su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7.3cm" svg:height="2.7cm" svg:x="11.1cm" svg:y="9cm">
          <text:p text:style-name="P1"><text:span text:style-name="T1">Sí sum &lt; d → d= sum y se actualiza</text:span></text:p>
          <text:p text:style-name="P1"><text:span text:style-name="T1">el label de la pieza correspondiente a </text:span></text:p>
          <text:p text:style-name="P1"><text:span text:style-name="T1">ese sum, que cumple esa condición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7.3cm" svg:height="4.2cm" svg:x="1.9cm" svg:y="8.9cm">
          <text:p text:style-name="P1"><text:span text:style-name="T1">Al final de la iteración, se obtiene una</text:span></text:p>
          <text:p text:style-name="P1"><text:span text:style-name="T1">predicción para K=1.</text:span></text:p>
          <text:p text:style-name="P1"><text:span text:style-name="T1">Para K=9, se presentan las </text:span></text:p>
          <text:p text:style-name="P1"><text:span text:style-name="T1">predicciones con un ordenamiento de</text:span></text:p>
          <text:p text:style-name="P1"><text:span text:style-name="T1">Burbuja, debido a su estabilidad y </text:span></text:p>
          <text:p text:style-name="P1"><text:span text:style-name="T1">costo computacional.</text:span></text:p>
          <text:p text:style-name="P1"><text:span text:style-name="T1"/></text:p>
          <text:p text:style-name="P1"><text:span text:style-name="T1">[Output] Predicción 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.2cm" svg:y1="3.15cm" svg:x2="10.9cm" svg:y2="3.15cm" draw:start-shape="id1" draw:start-glue-point="1" draw:end-shape="id2" draw:end-glue-point="3" svg:d="M9200 3150h1700" svg:viewBox="0 0 1701 1">
          <text:p/>
        </draw:connector>
        <draw:connector draw:style-name="gr4" draw:text-style-name="P3" draw:layer="layout" svg:x1="18.2cm" svg:y1="3.15cm" svg:x2="20.1cm" svg:y2="3.8cm" draw:start-shape="id2" draw:start-glue-point="1" draw:end-shape="id3" draw:end-glue-point="3" svg:d="M18200 3150h950v650h950" svg:viewBox="0 0 1901 651">
          <text:p/>
        </draw:connector>
        <draw:connector draw:style-name="gr4" draw:text-style-name="P3" draw:layer="layout" draw:type="line" svg:x1="23.75cm" svg:y1="5.8cm" svg:x2="23.75cm" svg:y2="9cm" draw:start-shape="id3" draw:start-glue-point="2" draw:end-shape="id4" draw:end-glue-point="0" svg:d="M23750 5800v3200" svg:viewBox="0 0 1 3201">
          <text:p/>
        </draw:connector>
        <draw:connector draw:style-name="gr4" draw:text-style-name="P3" draw:layer="layout" draw:type="line" svg:x1="20.1cm" svg:y1="10.35cm" svg:x2="18.4cm" svg:y2="10.35cm" draw:start-shape="id4" draw:start-glue-point="3" draw:end-shape="id5" draw:end-glue-point="1" svg:d="M20100 10350h-1700" svg:viewBox="0 0 1701 1">
          <text:p/>
        </draw:connector>
        <draw:connector draw:style-name="gr4" draw:text-style-name="P3" draw:layer="layout" svg:x1="11.1cm" svg:y1="10.35cm" svg:x2="9.2cm" svg:y2="11cm" draw:start-shape="id5" draw:start-glue-point="3" draw:end-shape="id6" draw:end-glue-point="1" svg:d="M11100 10350h-950v650h-950" svg:viewBox="0 0 1901 651">
          <text:p/>
        </draw:connector>
        <draw:frame draw:style-name="gr5" draw:text-style-name="P4" draw:layer="layout" svg:width="3.8cm" svg:height="1cm" svg:x="1.2cm" svg:y="0cm">
          <draw:text-box>
            <text:p>KNN</text:p>
          </draw:text-box>
        </draw:frame>
        <draw:custom-shape draw:style-name="gr6" draw:layer="layout" svg:width="27.7cm" svg:height="13cm" svg:x="1cm" svg:y="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5:44:45.380555661</meta:creation-date>
    <dc:date>2020-06-04T16:07:18.886214728</dc:date>
    <meta:editing-duration>PT9M23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